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ieldDeclarationImpl.getConstantExpres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eldDeclarationImpl.FieldDeclarationImpl( com . sun . mirror . declaration . FieldDeclaration deleg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eldDeclarationImpl.getConstan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eldDeclarationImpl.ge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eldDeclarationImpl.getDeleg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